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4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udith Solis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5, 1896</text:p>
      <text:p text:style-name="P5">Month<text:tab/><text:tab/><text:tab/><text:tab/><text:tab/><text:tab/>June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is letter is a photocopy of a transcription of the original manuscript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COPY/</text:p>
      <text:p text:style-name="P2"/>
      <text:p text:style-name="P2">S. MORAIS/</text:p>
      <text:p text:style-name="P2">546 N. Fifth Street/</text:p>
      <text:p text:style-name="P2">Philadelphia, Pa./</text:p>
      <text:p text:style-name="P2"/>
      <text:p text:style-name="P3">My very sweet Friend,/</text:p>
      <text:p text:style-name="P3"><text:tab/>Happy to have been instrumental, however/ slightly, to the literary success which you have attained, I/ thank you very much for your welcome note. <text:s/>You need not regret/ the rule which prevents your being <text:span text:style-name="T2">Bar Mitzvah</text:span><text:span text:style-name="T3">. <text:s/>You have proved/ your </text:span><text:span text:style-name="T2">Confirmation</text:span><text:span text:style-name="T3"> as a [Hebrew] in the [Hebrew] and the [Hebrew]/ by honoring Judaism by means of your graduating essay, and more-/over by the interest you show in our national literature. <text:s/>You/ will grow to shed lustre upon the name you bear./</text:span></text:p>
      <text:p text:style-name="P3"><text:span text:style-name="T3"><text:tab/>It pains me to refuse your request. <text:s/>On the 15th inst. I shall/ be in New York. <text:s/>I am almost certain that 10 a.m. will find me there./ <text:s/>Let sincere wishes and hearty congratulations be tendered by one who/ thinks very much of you./ <text:s/>Yours truly/ (SGD)S. MORAIS/</text:span></text:p>
      <text:p text:style-name="P3"><text:span text:style-name="T3">Tuesday, June 5th--96/</text:span></text:p>
      <text:p text:style-name="P3"><text:span text:style-name="T3"/></text:p>
      <text:p text:style-name="P3"><text:span text:style-name="T3">To Miss Judith Solis Cohen/</text:span></text:p>
      <text:p text:style-name="P3"><text:span text:style-name="T3">Wissahickon Avenue/</text:span></text:p>
      <text:p text:style-name="P3"><text:soft-page-break/><text:span text:style-name="T3">Germantown/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5:16:11.06</meta:creation-date>
    <meta:document-statistic meta:table-count="0" meta:image-count="0" meta:object-count="0" meta:page-count="3" meta:paragraph-count="72" meta:word-count="331" meta:character-count="2242"/>
    <dc:date>2012-01-25T15:21:13.78</dc:date>
    <dc:creator>Penn Libraries</dc:creator>
    <meta:editing-duration>PT00H05M02S</meta:editing-duration>
    <meta:editing-cycles>1</meta:editing-cycles>
    <meta:generator>OpenOffice.org/3.2$Win32 OpenOffice.org_project/320m12$Build-9483</meta:generator>
  </office:meta>
</office:document-meta>
</file>